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unnerTest.onRunStarted( TestRunEve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unnerTest.onTestFailure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unnerTest.onRunStopp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unnerTest.create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unnerTest.onRun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unner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unnerTest.onTest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unnerTest.create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nerTest.onSuite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unn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RunnerTest.TestRunnerTe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nerTest.onTest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unnerTest.testFailSetupTestC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unnerTest.onTestError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unner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unnerTest.testNullTestC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unnerTest.onSuite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unnerTest.testFailSetupTestSu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